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c62" officeooo:paragraph-rsid="0002f26e"/>
    </style:style>
    <style:style style:name="P2" style:family="paragraph" style:parent-style-name="Standard">
      <style:text-properties fo:font-weight="bold" officeooo:rsid="0002f26e" officeooo:paragraph-rsid="0002f26e" style:font-weight-asian="bold" style:font-weight-complex="bold"/>
    </style:style>
    <style:style style:name="P3" style:family="paragraph" style:parent-style-name="Standard">
      <style:text-properties fo:font-weight="normal" officeooo:rsid="000461fa" officeooo:paragraph-rsid="000461fa" style:font-weight-asian="normal" style:font-weight-complex="normal"/>
    </style:style>
    <style:style style:name="P4" style:family="paragraph" style:parent-style-name="Standard">
      <style:text-properties fo:font-weight="normal" officeooo:rsid="0006040b" officeooo:paragraph-rsid="0006040b" style:font-weight-asian="normal" style:font-weight-complex="normal"/>
    </style:style>
    <style:style style:name="P5" style:family="paragraph" style:parent-style-name="Standard" style:list-style-name="L1">
      <style:text-properties fo:font-style="normal" officeooo:rsid="0002f26e" officeooo:paragraph-rsid="0002f26e" style:font-style-asian="normal" style:font-style-complex="normal"/>
    </style:style>
    <style:style style:name="P6" style:family="paragraph" style:parent-style-name="Standard">
      <style:text-properties officeooo:rsid="000461fa" officeooo:paragraph-rsid="000461fa"/>
    </style:style>
    <style:style style:name="P7" style:family="paragraph" style:parent-style-name="Standard" style:list-style-name="L1">
      <style:text-properties officeooo:rsid="000461fa" officeooo:paragraph-rsid="000461fa"/>
    </style:style>
    <style:style style:name="P8" style:family="paragraph" style:parent-style-name="Standard" style:list-style-name="L1">
      <style:text-properties officeooo:rsid="000461fa" officeooo:paragraph-rsid="00094aa7"/>
    </style:style>
    <style:style style:name="P9" style:family="paragraph" style:parent-style-name="Standard" style:list-style-name="L4">
      <style:text-properties officeooo:rsid="000461fa" officeooo:paragraph-rsid="00094aa7"/>
    </style:style>
    <style:style style:name="P10" style:family="paragraph" style:parent-style-name="Standard">
      <style:text-properties officeooo:rsid="00017c62" officeooo:paragraph-rsid="00017c62"/>
    </style:style>
    <style:style style:name="P11" style:family="paragraph" style:parent-style-name="Standard" style:list-style-name="L1">
      <style:text-properties officeooo:rsid="00017c62" officeooo:paragraph-rsid="00017c62"/>
    </style:style>
    <style:style style:name="P12" style:family="paragraph" style:parent-style-name="Standard" style:list-style-name="L1">
      <style:text-properties officeooo:rsid="00017c62" officeooo:paragraph-rsid="0002f26e"/>
    </style:style>
    <style:style style:name="P13" style:family="paragraph" style:parent-style-name="Standard" style:list-style-name="L1">
      <style:text-properties officeooo:rsid="00017c62" officeooo:paragraph-rsid="0006d071"/>
    </style:style>
    <style:style style:name="P14" style:family="paragraph" style:parent-style-name="Standard">
      <style:text-properties officeooo:rsid="00017c62" officeooo:paragraph-rsid="00094aa7"/>
    </style:style>
    <style:style style:name="P15" style:family="paragraph" style:parent-style-name="Standard">
      <style:text-properties officeooo:rsid="0002f26e" officeooo:paragraph-rsid="0002f26e"/>
    </style:style>
    <style:style style:name="P16" style:family="paragraph" style:parent-style-name="Standard" style:list-style-name="L1">
      <style:text-properties officeooo:rsid="0002f26e" officeooo:paragraph-rsid="0002f26e"/>
    </style:style>
    <style:style style:name="P17" style:family="paragraph" style:parent-style-name="Standard" style:list-style-name="L1">
      <style:text-properties officeooo:rsid="0006d071" officeooo:paragraph-rsid="0006d071"/>
    </style:style>
    <style:style style:name="P18" style:family="paragraph" style:parent-style-name="Standard" style:list-style-name="L1">
      <style:text-properties officeooo:paragraph-rsid="0002f26e"/>
    </style:style>
    <style:style style:name="P19" style:family="paragraph" style:parent-style-name="Standard" style:list-style-name="L1">
      <style:text-properties fo:font-style="italic" officeooo:rsid="0006d071" officeooo:paragraph-rsid="0006d071" style:font-style-asian="italic" style:font-style-complex="italic"/>
    </style:style>
    <style:style style:name="P20" style:family="paragraph" style:parent-style-name="Standard">
      <style:text-properties fo:font-weight="bold" officeooo:rsid="0007db78" officeooo:paragraph-rsid="0007db78" style:font-weight-asian="bold" style:font-weight-complex="bold"/>
    </style:style>
    <style:style style:name="P21" style:family="paragraph" style:parent-style-name="Standard">
      <style:text-properties fo:font-weight="bold" officeooo:rsid="00094aa7" officeooo:paragraph-rsid="00094aa7" style:font-weight-asian="bold" style:font-weight-complex="bold"/>
    </style:style>
    <style:style style:name="P22" style:family="paragraph" style:parent-style-name="Standard" style:list-style-name="L2">
      <style:text-properties officeooo:paragraph-rsid="0002f26e"/>
    </style:style>
    <style:style style:name="P23" style:family="paragraph" style:parent-style-name="Standard" style:list-style-name="L2">
      <style:text-properties officeooo:paragraph-rsid="000461fa"/>
    </style:style>
    <style:style style:name="P24" style:family="paragraph" style:parent-style-name="Standard" style:list-style-name="L2">
      <style:text-properties officeooo:paragraph-rsid="0007db78"/>
    </style:style>
    <style:style style:name="P25" style:family="paragraph" style:parent-style-name="Standard">
      <style:text-properties officeooo:paragraph-rsid="000461fa"/>
    </style:style>
    <style:style style:name="P26" style:family="paragraph" style:parent-style-name="Standard">
      <style:text-properties fo:font-weight="normal" officeooo:rsid="000461fa" officeooo:paragraph-rsid="000461fa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0461fa" officeooo:paragraph-rsid="00094aa7" style:font-weight-asian="normal" style:font-weight-complex="normal"/>
    </style:style>
    <style:style style:name="P28" style:family="paragraph" style:parent-style-name="Standard">
      <style:text-properties fo:font-weight="normal" officeooo:rsid="0006040b" officeooo:paragraph-rsid="00094aa7" style:font-weight-asian="normal" style:font-weight-complex="normal"/>
    </style:style>
    <style:style style:name="P29" style:family="paragraph" style:parent-style-name="Standard" style:list-style-name="L6">
      <style:text-properties fo:font-weight="normal" officeooo:rsid="0006040b" officeooo:paragraph-rsid="0006040b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06040b" officeooo:paragraph-rsid="00094aa7" style:font-weight-asian="normal" style:font-weight-complex="normal"/>
    </style:style>
    <style:style style:name="P31" style:family="paragraph" style:parent-style-name="Standard" style:list-style-name="L4">
      <style:text-properties officeooo:paragraph-rsid="000461fa"/>
    </style:style>
    <style:style style:name="P32" style:family="paragraph" style:parent-style-name="Standard" style:list-style-name="L4">
      <style:text-properties officeooo:paragraph-rsid="00094aa7"/>
    </style:style>
    <style:style style:name="P33" style:family="paragraph" style:parent-style-name="Standard" style:list-style-name="L7">
      <style:text-properties officeooo:rsid="00094aa7" officeooo:paragraph-rsid="00094aa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d071" style:font-style-asian="italic" style:font-style-complex="italic"/>
    </style:style>
    <style:style style:name="T3" style:family="text">
      <style:text-properties fo:font-style="italic" officeooo:rsid="0007db7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d071" style:font-style-asian="normal" style:font-style-complex="normal"/>
    </style:style>
    <style:style style:name="T6" style:family="text">
      <style:text-properties fo:font-style="normal" officeooo:rsid="0007db78" style:font-style-asian="normal" style:font-style-complex="normal"/>
    </style:style>
    <style:style style:name="T7" style:family="text">
      <style:text-properties officeooo:rsid="0002f26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f26e" style:font-weight-asian="bold" style:font-weight-complex="bold"/>
    </style:style>
    <style:style style:name="T10" style:family="text">
      <style:text-properties fo:font-weight="bold" officeooo:rsid="000461fa" style:font-weight-asian="bold" style:font-weight-complex="bold"/>
    </style:style>
    <style:style style:name="T11" style:family="text">
      <style:text-properties fo:font-weight="bold" officeooo:rsid="00094aa7" style:font-weight-asian="bold" style:font-weight-complex="bold"/>
    </style:style>
    <style:style style:name="T12" style:family="text">
      <style:text-properties fo:font-weight="normal" officeooo:rsid="0007db78" style:font-weight-asian="normal" style:font-weight-complex="normal"/>
    </style:style>
    <style:style style:name="T13" style:family="text">
      <style:text-properties fo:font-weight="normal" officeooo:rsid="0002f26e" style:font-weight-asian="normal" style:font-weight-complex="normal"/>
    </style:style>
    <style:style style:name="T14" style:family="text">
      <style:text-properties fo:font-weight="normal" officeooo:rsid="000461fa" style:font-weight-asian="normal" style:font-weight-complex="normal"/>
    </style:style>
    <style:style style:name="T15" style:family="text">
      <style:text-properties fo:font-weight="normal" officeooo:rsid="00094aa7" style:font-weight-asian="normal" style:font-weight-complex="normal"/>
    </style:style>
    <style:style style:name="T16" style:family="text">
      <style:text-properties fo:font-weight="normal" officeooo:rsid="0006040b" style:font-weight-asian="normal" style:font-weight-complex="normal"/>
    </style:style>
    <style:style style:name="T17" style:family="text">
      <style:text-properties officeooo:rsid="000461fa"/>
    </style:style>
    <style:style style:name="T18" style:family="text">
      <style:text-properties officeooo:rsid="0006d071"/>
    </style:style>
    <style:style style:name="T19" style:family="text">
      <style:text-properties officeooo:rsid="0007db78"/>
    </style:style>
    <style:style style:name="T20" style:family="text">
      <style:text-properties officeooo:rsid="00094a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0"><text:span text:style-name="T8">High</text:span> <text:span text:style-name="T8">level</text:span> <text:span text:style-name="T9">overview</text:span> </text:p>
      <text:list xml:id="list3227673650" text:style-name="L7">
        <text:list-item>
          <text:p text:style-name="P33">Educational and short game</text:p>
        </text:list-item>
      </text:list>
      <text:list xml:id="list154521504" text:style-name="L1">
        <text:list-item>
          <text:p text:style-name="P13"><text:span text:style-name="T18">S</text:span>tand alone <text:span text:style-name="T18">system</text:span></text:p>
          <text:list>
            <text:list-item>
              <text:p text:style-name="P13"><text:s/><text:span text:style-name="T18">arcade</text:span> using joy stick</text:p>
            </text:list-item>
            <text:list-item>
              <text:p text:style-name="P17">Designed to be brought to conventions</text:p>
            </text:list-item>
            <text:list-item>
              <text:p text:style-name="P19">Online wep app can be a second thought, focus on Hardware though</text:p>
            </text:list-item>
          </text:list>
        </text:list-item>
        <text:list-item>
          <text:p text:style-name="P13"><text:span text:style-name="T18">Hardware: </text:span>any embedded computer</text:p>
          <text:list>
            <text:list-item>
              <text:p text:style-name="P17">Raspberry Pi</text:p>
            </text:list-item>
            <text:list-item>
              <text:p text:style-name="P13"><text:s/><text:span text:style-name="T7">O</text:span>droid </text:p>
            </text:list-item>
          </text:list>
        </text:list-item>
        <text:list-item>
          <text:p text:style-name="P13"><text:span text:style-name="T18">S</text:span>oftware: <text:span text:style-name="T18">any software</text:span></text:p>
          <text:list>
            <text:list-item>
              <text:p text:style-name="P13"><text:s/>not unity <text:span text:style-name="T18">(</text:span><text:span text:style-name="T2">doesn’t work on Raspberry Pi)</text:span> </text:p>
            </text:list-item>
            <text:list-item>
              <text:p text:style-name="P13"><text:s/><text:span text:style-name="T18">P</text:span>y<text:span text:style-name="T18">G</text:span>ame <text:span text:style-name="T18">(</text:span><text:span text:style-name="T2">ideal as easily impleneted with Python Machine Learning</text:span><text:span text:style-name="T5">)</text:span></text:p>
            </text:list-item>
            <text:list-item>
              <text:p text:style-name="P17"><text:span text:style-name="T5">P</text:span><text:span text:style-name="T4">erhaps JS (</text:span><text:span text:style-name="T1">Will work on raspberry Pi and web)</text:span></text:p>
            </text:list-item>
          </text:list>
        </text:list-item>
        <text:list-item>
          <text:p text:style-name="P13"><text:span text:style-name="T5">Need a means of </text:span>feedback </text:p>
          <text:list>
            <text:list-item>
              <text:p text:style-name="P13"><text:span text:style-name="T18">Options </text:span>select<text:span text:style-name="T18">ing</text:span> with joystick</text:p>
            </text:list-item>
            <text:list-item>
              <text:p text:style-name="P13"><text:span text:style-name="T18">Enter name like old arcade game</text:span></text:p>
            </text:list-item>
          </text:list>
        </text:list-item>
        <text:list-item>
          <text:p text:style-name="P11">P<text:span text:style-name="T18">erhaps using pre-made arcade </text:span>chade raspberry pi <text:span text:style-name="T18">from online</text:span></text:p>
        </text:list-item>
        <text:list-item>
          <text:p text:style-name="P12"><text:span text:style-name="T18">If using Python, checkout Keras and possibly VGG</text:span> </text:p>
        </text:list-item>
        <text:list-item>
          <text:p text:style-name="P18"><text:span text:style-name="T19">Could run neural network in real time so player is ‘competing’ againist it</text:span></text:p>
          <text:list>
            <text:list-item>
              <text:p text:style-name="P8">Timed challenged, fake delay on network for different difficulties</text:p>
            </text:list-item>
          </text:list>
        </text:list-item>
        <text:list-item>
          <text:p text:style-name="P8">Make it fun <text:span text:style-name="T20">and d</text:span>ifferent from last year<text:span text:style-name="T20">s</text:span></text:p>
          <text:p text:style-name="P11"/>
        </text:list-item>
      </text:list>
      <text:p text:style-name="P20">Resources:</text:p>
      <text:list xml:id="list193219838517137" text:continue-numbering="true" text:style-name="L1">
        <text:list-item>
          <text:p text:style-name="P11"><text:span text:style-name="T19">Murray aggred to give</text:span> us training data – <text:span text:style-name="T19">k</text:span>aggle (<text:span text:style-name="T1">website for machine learning</text:span><text:span text:style-name="T4">, </text:span><text:span text:style-name="T3">also check out plantet labs)</text:span></text:p>
        </text:list-item>
        <text:list-item>
          <text:p text:style-name="P5"><text:span text:style-name="T19">Training data doesnt feature forest fire so maybe an option to a</text:span>ccuire forest fire data</text:p>
        </text:list-item>
        <text:list-item>
          <text:p text:style-name="P16"><text:span text:style-name="T6">Murray is</text:span><text:span text:style-name="T4"> happy to give us example code and trained model. </text:span><text:span text:style-name="T6">Although may need ‘d</text:span>umbing down’ for raspberry pi</text:p>
        </text:list-item>
      </text:list>
      <text:p text:style-name="P6"/>
      <text:p text:style-name="P20">Other notes</text:p>
      <text:list xml:id="list193219383731812" text:continue-numbering="true" text:style-name="L1">
        <text:list-item>
          <text:p text:style-name="P7">Flexible <text:span text:style-name="T19">on</text:span> <text:span text:style-name="T19">game </text:span>implementation, <text:span text:style-name="T19">up to us</text:span> </text:p>
        </text:list-item>
        <text:list-item>
          <text:p text:style-name="P16">Typical users are customers, corporate, in thirties/twenties/ , not <text:span text:style-name="T19">classic</text:span> engineering, <text:span text:style-name="T19">forward thinking</text:span></text:p>
        </text:list-item>
      </text:list>
      <text:p text:style-name="P15"/>
      <text:p text:style-name="P2">Communications</text:p>
      <text:list xml:id="list548324565" text:style-name="L2">
        <text:list-item>
          <text:p text:style-name="P22"><text:span text:style-name="T19">Last year, Craft tried slack, didn’t work for them,it was often convuluted</text:span></text:p>
        </text:list-item>
        <text:list-item>
          <text:p text:style-name="P22"><text:span text:style-name="T12">Instead e</text:span><text:span text:style-name="T13">mail </text:span><text:span text:style-name="T12">with </text:span><text:span text:style-name="T7">ESE3 at start of subject line</text:span></text:p>
        </text:list-item>
        <text:list-item>
          <text:p text:style-name="P22"><text:span text:style-name="T19">Aim to give weekly summaries</text:span></text:p>
        </text:list-item>
        <text:list-item>
          <text:p text:style-name="P22"><text:span text:style-name="T19">Try anf update the wiki regularly</text:span></text:p>
        </text:list-item>
        <text:list-item>
          <text:p text:style-name="P22"><text:span text:style-name="T7">They’ll have acess to gitlab server</text:span></text:p>
        </text:list-item>
        <text:list-item>
          <text:p text:style-name="P22"><text:a xlink:type="simple" xlink:href="mailto:murray@kraftprospects" text:style-name="Internet_20_link" text:visited-style-name="Visited_20_Internet_20_Link"><text:span text:style-name="T7">murray.ireland@craftprospect</text:span></text:a><text:span text:style-name="T7">.com </text:span></text:p>
        </text:list-item>
        <text:list-item>
          <text:p text:style-name="P22"><text:span text:style-name="T7">Murray is main point of contact</text:span></text:p>
        </text:list-item>
        <text:list-item>
          <text:p text:style-name="P22"><text:span text:style-name="T7">Skype meeting more regularly</text:span></text:p>
        </text:list-item>
        <text:list-item>
          <text:p text:style-name="P23"><text:span text:style-name="T7">Monthly meeting in person</text:span></text:p>
        </text:list-item>
        <text:list-item>
          <text:p text:style-name="P24"><text:span text:style-name="T19">Murray is happy to have each individual email based on relevant topics they’re working on with other team mates being CC’d</text:span></text:p>
        </text:list-item>
        <text:list-item>
          <text:p text:style-name="P24"><text:span text:style-name="T19">Andrew will be single point of contact for general planning, </text:span><text:span text:style-name="T3">e.g.meetings</text:span><text:span text:style-name="T19"> </text:span></text:p>
        </text:list-item>
      </text:list>
      <text:p text:style-name="P1"/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oft-page-break/><text:span text:style-name="T11">Current </text:span><text:span text:style-name="T10">Deliverables:</text:span></text:p>
      <text:list xml:id="list2944029342" text:style-name="L4">
        <text:list-item>
          <text:p text:style-name="P31"><text:span text:style-name="T14">Case studies of other neural network games</text:span></text:p>
        </text:list-item>
        <text:list-item>
          <text:p text:style-name="P9"><text:span text:style-name="T15">Change GitLab to </text:span><text:span text:style-name="T14">Open source license</text:span></text:p>
        </text:list-item>
        <text:list-item>
          <text:p text:style-name="P32"><text:span text:style-name="T15">Prepare h</text:span><text:span text:style-name="T14">igh level overview of what we’re going to do:</text:span></text:p>
          <text:list>
            <text:list-item>
              <text:p text:style-name="P32"><text:span text:style-name="T15">Will neural network comparsion be r</text:span><text:span text:style-name="T14">eal-time or </text:span><text:span text:style-name="T15">p</text:span><text:span text:style-name="T14">re-generated?</text:span></text:p>
            </text:list-item>
            <text:list-item>
              <text:p text:style-name="P30"><text:span text:style-name="T20">H</text:span><text:span text:style-name="T14">ow </text:span><text:span text:style-name="T20">will </text:span><text:span text:style-name="T14">neural network feeds into game</text:span></text:p>
            </text:list-item>
            <text:list-item>
              <text:p text:style-name="P32"><text:span text:style-name="T14">Intended hardware, research other solutions, cost-effective</text:span></text:p>
            </text:list-item>
            <text:list-item>
              <text:p text:style-name="P32"><text:span text:style-name="T16">Chat with Engineering about 3D printing – Euan Rusell – CAD technician</text:span></text:p>
            </text:list-item>
            <text:list-item>
              <text:p text:style-name="P32"><text:span text:style-name="T14">Relate </text:span><text:span text:style-name="T15">idea </text:span><text:span text:style-name="T14">to existing game concept</text:span></text:p>
            </text:list-item>
          </text:list>
        </text:list-item>
        <text:list-item>
          <text:p text:style-name="P30"><text:span text:style-name="T14">Consider</text:span><text:span text:style-name="T20">ation put into</text:span><text:span text:style-name="T14"> webapp</text:span></text:p>
        </text:list-item>
      </text:list>
      <text:p text:style-name="P3"/>
      <text:p text:style-name="P3"><text:span text:style-name="T20">Decided to m</text:span>eet again in two weeks, <text:span text:style-name="T20">i</text:span>n-person. <text:span text:style-name="T20">However this needs confirmation and will be a</text:span>gree<text:span text:style-name="T20">d</text:span> via email trail</text:p>
      <text:p text:style-name="P3"/>
      <text:p text:style-name="P28">Email tomorrow of expected propspective</text:p>
      <text:p text:style-name="P4"><text:s/></text:p>
      <text:p text:style-name="P21">Other notes:</text:p>
      <text:list xml:id="list3725018129" text:style-name="L5">
        <text:list-item>
          <text:p text:style-name="P27"><text:span text:style-name="T20">Last years game code might be availa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02:03.937010351</meta:creation-date>
    <dc:date>2018-10-17T19:28:03.370576018</dc:date>
    <meta:editing-duration>PT12M3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56" meta:word-count="435" meta:character-count="2504" meta:non-whitespace-character-count="2154"/>
  </office:meta>
</office:document-meta>
</file>